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marker-start="Arrow" draw:marker-start-width="0.3cm" draw:marker-end="Arrow" draw:marker-end-width="0.3cm" draw:fill="solid" draw:fill-color="#000000" draw:textarea-vertical-align="middle"/>
    </style:style>
    <style:style style:name="gr5" style:family="graphic" style:parent-style-name="standard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Consolas" style:font-family-generic="swiss" style:font-pitch="fixed" fo:font-size="11pt" fo:font-style="normal" fo:text-shadow="none" style:text-underline-style="none" fo:font-weight="normal" style:letter-kerning="true" style:font-family-asian="Consolas" style:font-family-generic-asian="swiss" style:font-pitch-asian="fixed" style:font-size-asian="11pt" style:font-style-asian="normal" style:font-weight-asian="normal" style:font-family-complex="Consolas" style:font-family-generic-complex="swiss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er4" svg:width="5.7cm" svg:height="2.4cm" svg:x="13.8cm" svg:y="1.9cm">
          <text:p text:style-name="P1"><text:span text:style-name="T1">Behavior_InTran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er4" svg:width="5.7cm" svg:height="2.4cm" svg:x="13.8cm" svg:y="19cm">
          <text:p text:style-name="P1"><text:span text:style-name="T1">Behavior_Swapping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er4" svg:width="3.9cm" svg:height="2.4cm" svg:x="1.2cm" svg:y="10cm">
          <text:p text:style-name="P1"><text:span text:style-name="T1">Behavior_Stabl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er4" svg:x1="5.2cm" svg:y1="11.3cm" svg:x2="13.9cm" svg:y2="11.3cm">
          <text:p/>
        </draw:line>
        <draw:custom-shape draw:style-name="gr3" draw:text-style-name="P3" draw:layer="Layer4" svg:width="4.8cm" svg:height="2cm" svg:x="7.4cm" svg:y="10.2cm">
          <text:p text:style-name="P2"><text:span text:style-name="T2">Click on a second til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8cm" svg:y1="19cm" svg:x2="16.7cm" svg:y2="4.3cm">
          <text:p/>
        </draw:line>
        <draw:custom-shape draw:style-name="gr1" draw:text-style-name="P2" draw:layer="layout" svg:width="5.1cm" svg:height="2.4cm" svg:x="14.2cm" svg:y="10.2cm">
          <text:p text:style-name="P1"><text:span text:style-name="T1"><text:s text:c="2"/></text:span><text:span text:style-name="T1">Behavior_Swap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1.6cm" svg:x="14.7cm" svg:y="14.7cm">
          <text:p text:style-name="P2"><text:span text:style-name="T3">Neither of the two swapped tiles</text:span></text:p>
          <text:p text:style-name="P2"><text:span text:style-name="T3"><text:s/></text:span><text:span text:style-name="T3">can be matched in its new posit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5" draw:text-style-name="P6" draw:layer="layout" svg:width="5.201cm" svg:height="2.4cm" svg:x="14.099cm" svg:y="1.9cm">
            <text:p text:style-name="P5"><text:span text:style-name="T4">Behavior_InTran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5.7cm" svg:height="2.401cm" svg:x="14.099cm" svg:y="18.999cm">
            <text:p text:style-name="P5"><text:span text:style-name="T4">Behavior_Swapping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901cm" svg:height="2.4cm" svg:x="1.5cm" svg:y="10cm">
            <text:p text:style-name="P5"><text:span text:style-name="T4">Behavior_Stable</text:span>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5.499cm" svg:y1="11.299cm" svg:x2="14.499cm" svg:y2="11.299cm">
            <text:p/>
          </draw:line>
          <draw:custom-shape draw:style-name="gr7" draw:text-style-name="P9" draw:layer="layout" svg:width="4.8cm" svg:height="2.001cm" svg:x="7.7cm" svg:y="10.3cm">
            <text:p text:style-name="P8"><text:span text:style-name="T5">Click on a second tile</text:span></text:p>
            <draw:enhanced-geometry svg:viewBox="0 0 21600 21600" draw:type="rectangle" draw:enhanced-path="M 0 0 L 21600 0 21600 21600 0 21600 0 0 Z N"/>
          </draw:custom-shape>
          <draw:line draw:style-name="gr8" draw:text-style-name="P7" draw:layer="layout" svg:x1="17.099cm" svg:y1="18.999cm" svg:x2="16.999cm" svg:y2="4.299cm">
            <text:p/>
          </draw:line>
          <draw:custom-shape draw:style-name="gr5" draw:text-style-name="P6" draw:layer="layout" svg:width="5.1cm" svg:height="2.401cm" svg:x="14.5cm" svg:y="10.199cm">
            <text:p text:style-name="P5"><text:span text:style-name="T4"><text:s text:c="2"/></text:span><text:span text:style-name="T4">Behavior_Sw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draw:layer="layout" svg:width="4.201cm" svg:height="1.301cm" svg:x="14.999cm" svg:y="14.699cm">
            <text:p text:style-name="P8"><text:span text:style-name="T5">Neither of the two swapped tiles</text:span></text:p>
            <text:p text:style-name="P8"><text:span text:style-name="T5"><text:s/></text:span><text:span text:style-name="T5">can be matched in its new posi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5.901cm" svg:height="1.401cm" svg:x="14.099cm" svg:y="6.7cm">
            <text:p text:style-name="P8"><text:span text:style-name="T5">At least one of the swapped tiles</text:span></text:p>
            <text:p text:style-name="P8"><text:span text:style-name="T5">can be matched in its new position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13.999cm" svg:y1="19.999cm" svg:x2="4.399cm" svg:y2="12.599cm">
            <text:p/>
          </draw:line>
          <draw:custom-shape draw:style-name="gr7" draw:text-style-name="P9" draw:layer="layout" svg:width="6cm" svg:height="1.202cm" svg:x="6.4cm" svg:y="15.699cm">
            <text:p text:style-name="P8"><text:span text:style-name="T5">The swapped tiles are back to their </text:span></text:p>
            <text:p text:style-name="P8"><text:span text:style-name="T5">original position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13.999cm" svg:y1="3.199cm" svg:x2="4.399cm" svg:y2="9.899cm">
            <text:p/>
          </draw:line>
          <draw:custom-shape draw:style-name="gr7" draw:text-style-name="P9" draw:layer="layout" svg:width="6.201cm" svg:height="0.8cm" svg:x="6.7cm" svg:y="5.8cm">
            <text:p text:style-name="P8"><text:span text:style-name="T5">All 64 tiles are resting in </text:span></text:p>
            <text:p text:style-name="P8"><text:span text:style-name="T5">their position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2:52:27.77</meta:creation-date>
    <dc:date>2014-06-20T23:08:50.47</dc:date>
    <meta:editing-duration>PT15M46S</meta:editing-duration>
    <meta:editing-cycles>6</meta:editing-cycles>
    <meta:generator>LibreOffice/4.0.5.2$Windows_x86 LibreOffice_project/5464147a081647a250913f19c0715bca595af2f</meta:generator>
    <meta:document-statistic meta:object-count="22"/>
  </office:meta>
</office:document-meta>
</file>